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HauskeysUser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LdapHauskeysUserDao.loa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LdapHauskeysUserDao.add( String id , String description , String firstName , String lastName , String password , String mobile , String email , String notifyBy , String mobileCarrier , String tokenPin , String midletName , String failuresInEpoch , String activationKey , String realm , String secret , String label , String movingFactor , String address1 , String address2 , String city , String stateProvRegion , String zipPostalCode , String country , String company , boolean disabled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9">
            <text:p text:style-name="Table_20_Contents">169</text:p>
          </table:table-cell>
        </table:table-row>
        <table:table-row>
          <table:table-cell office:value-type="string">
            <text:p text:style-name="Table_20_Contents">LdapHauskeysUserDao.LdapHauskeysUserDao( Di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HauskeysUserDao.delete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HauskeysUserDao.modify( String creatorsName , Date createTimestamp , String id , String description , String firstName , String lastName , String password , String mobile , String email , String notifyBy , String mobileCarrier , String tokenPin , String midletName , String failuresInEpoch , String activationKey , String realm , String secret , String label , String movingFactor , String address1 , String address2 , String city , String stateProvRegion , String zipPostalCode , String country , String company , boolean disabled , ModificationItem [ ] mo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LdapHauskeysUserDao.getRandomSecr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HauskeysUserDao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HauskeysUserDao.getRandom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HauskeysUserDao.rename( String newId , HauskeysUser arch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LdapHauskeysUserDao.getRelativeDn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